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/>
    </style:style>
    <style:style style:name="P4" style:family="paragraph" style:parent-style-name="Text_20_body" style:list-style-name="L2">
      <style:paragraph-properties fo:margin-top="0cm" fo:margin-bottom="0cm"/>
    </style:style>
    <style:style style:name="T1" style:family="text">
      <style:text-properties style:text-underline-style="solid" style:text-underline-width="auto" style:text-underline-color="font-color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contentElement_7b024384-fb8e-4938-ab96-408280a015ca">
        <text:section text:style-name="Sect1" text:name="cms-content-7b024384-fb8e-4938-ab96-408280a015ca">
          <text:p text:style-name="Text_20_body"><text:span text:style-name="Strong_20_Emphasis"><text:span text:style-name="T1">ENSEÑANZAS</text:span></text:span></text:p>
          <text:list xml:id="list445144732" text:style-name="L1">
            <text:list-item>
              <text:p text:style-name="P3"><text:span text:style-name="Strong_20_Emphasis">E.S.O.</text:span> </text:p>
              <text:list>
                <text:list-item>
                  <text:p text:style-name="P3">Primer Curso de E.S.O. </text:p>
                </text:list-item>
                <text:list-item>
                  <text:p text:style-name="P3">Segundo Curso de E.S.O. </text:p>
                </text:list-item>
                <text:list-item>
                  <text:p text:style-name="P3">Tercer Curso de E.S.O. </text:p>
                </text:list-item>
                <text:list-item>
                  <text:p text:style-name="P3">Cuarto Curso de E.S.O. </text:p>
                </text:list-item>
              </text:list>
            </text:list-item>
            <text:list-item>
              <text:p text:style-name="P3"><text:span text:style-name="Strong_20_Emphasis">Bachilleratos (dos cursos)</text:span> </text:p>
              <text:list>
                <text:list-item>
                  <text:p text:style-name="P3">Ciencias y Tecnología </text:p>
                </text:list-item>
                <text:list-item>
                  <text:p text:style-name="P3">Humanidades y Ciencias Sociales </text:p>
                </text:list-item>
              </text:list>
            </text:list-item>
            <text:list-item>
              <text:p text:style-name="P3"><text:span text:style-name="Strong_20_Emphasis">Formación Profesional</text:span> </text:p>
              <text:list>
                <text:list-item>
                  <text:p text:style-name="P3">Programas de Cualificación Profesional Inicial (un curso) </text:p>
                  <text:list>
                    <text:list-item>
                      <text:p text:style-name="P3">Operaciones auxiliares de montaje de instalaciones en edificios (por la tarde) </text:p>
                    </text:list-item>
                    <text:list-item>
                      <text:p text:style-name="P3">Operaciones de fontanería y calefacción-climatización (por la tarde) </text:p>
                    </text:list-item>
                    <text:list-item>
                      <text:p text:style-name="P3">Operaciones auxiliares en mantenimiento de vehículos (por la tarde) </text:p>
                    </text:list-item>
                  </text:list>
                </text:list-item>
                <text:list-item>
                  <text:p text:style-name="P3">Ciclos de Grado Medio (dos cursos) </text:p>
                  <text:list>
                    <text:list-item>
                      <text:p text:style-name="P3">Equipos electrónicos de consumo (por la mañana) </text:p>
                    </text:list-item>
                    <text:list-item>
                      <text:p text:style-name="P3">Instalaciones eléctricas y automáticas (por la mañana) </text:p>
                    </text:list-item>
                    <text:list-item>
                      <text:p text:style-name="P3">Instalaciones de producción de calor (por la tarde) </text:p>
                    </text:list-item>
                    <text:list-item>
                      <text:p text:style-name="P3">Instalaciones frigoríficas y de climatización (por la mañana) </text:p>
                    </text:list-item>
                    <text:list-item>
                      <text:p text:style-name="P3">Carrocería (por la mañana) </text:p>
                    </text:list-item>
                  </text:list>
                </text:list-item>
                <text:list-item>
                  <text:p text:style-name="P3">Ciclos de Grado Superior (dos cursos) </text:p>
                  <text:list>
                    <text:list-item>
                      <text:p text:style-name="P3">Administración de sistemas informáticos en red (por la tarde) </text:p>
                    </text:list-item>
                    <text:list-item>
                      <text:p text:style-name="P3">Desarrollo de aplicaciones web (por la mañana) </text:p>
                    </text:list-item>
                    <text:list-item>
                      <text:p text:style-name="P3">Mantenimiento de instalaciones térmicas y de fluidos (por la tarde) </text:p>
                    </text:list-item>
                    <text:list-item>
                      <text:p text:style-name="P1">Automoción (por la tarde) </text:p>
                    </text:list-item>
                  </text:list>
                </text:list-item>
              </text:list>
            </text:list-item>
          </text:list>
          <text:p text:style-name="Text_20_body"><text:span text:style-name="Strong_20_Emphasis"><text:span text:style-name="T1">HORARIO</text:span></text:span></text:p>
          <text:list xml:id="list1566173739" text:style-name="L2">
            <text:list-item>
              <text:p text:style-name="P4">Mañana: de 8:30 a 14:20 pudiéndose incluir alguna hora (tutoría, ...) de 14:25 a 15:15. Recreo de 11:10 a 11:40. </text:p>
            </text:list-item>
            <text:list-item>
              <text:p text:style-name="P2">Vespertino (por la tarde): de 15:30 a 21:20. Recreo de 18:10 a 18:40.</text:p>
            </text:list-item>
          </text:list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 PL UMing HK" style:font-size-asian="18pt" style:font-weight-asian="bold" style:font-name-complex="Lohit Hindi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</meta:initial-creator>
    <meta:creation-date>2012-08-31T18:41:53</meta:creation-date>
    <dc:date>2012-08-31T18:44:33</dc:date>
    <dc:creator>santiago </dc:creator>
    <meta:editing-duration>PT2M41S</meta:editing-duration>
    <meta:editing-cycles>3</meta:editing-cycles>
    <meta:generator>LibreOffice/3.4$Unix LibreOffice_project/340m1$Build-302</meta:generator>
    <meta:document-statistic meta:table-count="0" meta:image-count="0" meta:object-count="0" meta:page-count="1" meta:paragraph-count="28" meta:word-count="201" meta:character-count="1222" meta:non-whitespace-character-count="1050"/>
  </office:meta>
</office:document-meta>
</file>